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eaRenderer.encodeChildren( FacesContext 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eaRenderer.decode( FacesContext 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eaRenderer.encodeEnd( FacesContext 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reaRenderer.getName( FacesContext 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eaRenderer.getURI( FacesContext context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eaRenderer.encodeBegin( FacesContext 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